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family="'LM Roman Slanted 17'" style:font-pitch="variable" fo:font-style="normal" style:font-style-asian="normal" style:font-style-complex="normal"/>
    </style:style>
    <style:style style:name="P2" style:family="paragraph">
      <style:text-properties fo:font-family="'LM Roman Slanted 17'" style:font-pitch="variable" fo:font-size="64pt" style:font-size-asian="64pt" style:font-size-complex="64pt"/>
    </style:style>
    <style:style style:name="P3" style:family="paragraph">
      <style:text-properties fo:font-family="'LM Roman Slanted 17'" style:font-pitch="variable" fo:font-size="128pt" style:font-size-asian="128pt" style:font-size-complex="128pt"/>
    </style:style>
    <style:style style:name="P4" style:family="paragraph">
      <style:text-properties fo:font-size="20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family="'LM Roman Slanted 17'" style:font-pitch="variable" fo:font-size="44pt" fo:font-style="normal" style:font-size-asian="44pt" style:font-style-asian="normal" style:font-size-complex="44pt" style:font-style-complex="normal"/>
    </style:style>
    <style:style style:name="T1" style:family="text">
      <style:text-properties fo:font-family="'LM Roman Slanted 17'" style:font-pitch="variable" fo:font-style="normal" style:font-style-asian="normal" style:font-style-complex="normal"/>
    </style:style>
    <style:style style:name="T2" style:family="text">
      <style:text-properties fo:font-family="'LM Roman Slanted 17'" style:font-pitch="variable" fo:font-size="64pt" style:font-size-asian="64pt" style:font-size-complex="64pt"/>
    </style:style>
    <style:style style:name="T3" style:family="text">
      <style:text-properties fo:font-family="'LM Roman Slanted 17'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krunt skrunt</text:span></text:p>
          </draw:text-box>
        </draw:frame>
        <draw:frame presentation:style-name="pr2" draw:text-style-name="P3" draw:layer="layout" svg:width="25.199cm" svg:height="12.743cm" svg:x="1.4cm" svg:y="4.632cm" presentation:class="subtitle" presentation:user-transformed="true">
          <draw:text-box>
            <text:p text:style-name="P2"><text:span text:style-name="T2">A Letter from Virg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A Letter from Virgil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The Gluttono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A Letter from Virgil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The Irasc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3">A Letter from Virgil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The Violent Against 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4-01-16T23:48:50</meta:creation-date>
    <dc:date>2014-01-17T00:02:42</dc:date>
    <dc:creator>Abram Hindle</dc:creator>
    <meta:editing-duration>P0D</meta:editing-duration>
    <meta:editing-cycles>1</meta:editing-cycles>
    <meta:document-statistic meta:object-count="37"/>
    <meta:generator>LibreOffice/4.0.2.2$Linux_X86_64 LibreOffice_project/400m0$Build-2</meta:generator>
  </office:meta>
</office:document-meta>
</file>